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63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63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63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6" style:base-cell-address="Data_Sheet.B5"/>
      <style:map style:condition="is-true-formula(msoxl:AND(NOT(ISBLANK($A5)),ISBLANK(B5)))" style:apply-style-name="cf6" style:base-cell-address="Data_Sheet.B5"/>
      <style:map style:condition="is-true-formula(msoxl:AND(NOT(ISBLANK($A5)),ISBLANK(B5)))" style:apply-style-name="cf6" style:base-cell-address="Data_Sheet.B5"/>
      <style:map style:condition="is-true-formula(msoxl:AND(NOT(ISBLANK($A5)),ISBLANK(B5)))" style:apply-style-name="cf6" style:base-cell-address="Data_Sheet.B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6" style:base-cell-address="Data_Sheet.B6"/>
      <style:map style:condition="is-true-formula(msoxl:AND(NOT(ISBLANK($A6)),ISBLANK(B6)))" style:apply-style-name="cf6" style:base-cell-address="Data_Sheet.B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6" style:base-cell-address="Data_Sheet.B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6" style:base-cell-address="Data_Sheet.C6"/>
      <style:map style:condition="is-true-formula(msoxl:AND(NOT(ISBLANK(A6)),ISBLANK(C6)))" style:apply-style-name="cf6" style:base-cell-address="Data_Sheet.C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6" style:base-cell-address="Data_Sheet.C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6" style:base-cell-address="Data_Sheet.C5"/>
      <style:map style:condition="is-true-formula(msoxl:AND(NOT(ISBLANK(A5)),ISBLANK(C5)))" style:apply-style-name="cf6" style:base-cell-address="Data_Sheet.C5"/>
      <style:map style:condition="is-true-formula(msoxl:AND(NOT(ISBLANK(A5)),ISBLANK(C5)))" style:apply-style-name="cf6" style:base-cell-address="Data_Sheet.C5"/>
      <style:map style:condition="is-true-formula(msoxl:AND(NOT(ISBLANK(A5)),ISBLANK(C5)))" style:apply-style-name="cf6" style:base-cell-address="Data_Sheet.C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  <style:map style:condition="is-true-formula(msoxl:AND(NOT(ISBLANK(E4)),ISBLANK(D4)))" style:apply-style-name="cf6" style:base-cell-address="Data_Sheet.D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  <style:map style:condition="is-true-formula(msoxl:AND(NOT(ISBLANK(E5)),ISBLANK(D5)))" style:apply-style-name="cf6" style:base-cell-address="Data_Sheet.D5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  <style:map style:condition="is-true-formula(msoxl:AND(NOT(ISBLANK(E6)),ISBLANK(D6)))" style:apply-style-name="cf6" style:base-cell-address="Data_Sheet.D6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6" style:base-cell-address="Data_Sheet.B8"/>
      <style:map style:condition="is-true-formula(msoxl:AND(NOT(ISBLANK($A8)),ISBLANK(B8)))" style:apply-style-name="cf6" style:base-cell-address="Data_Sheet.B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6" style:base-cell-address="Data_Sheet.B7"/>
      <style:map style:condition="is-true-formula(msoxl:AND(NOT(ISBLANK($A7)),ISBLANK(B7)))" style:apply-style-name="cf6" style:base-cell-address="Data_Sheet.B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6" style:base-cell-address="Data_Sheet.B8"/>
      <style:map style:condition="is-true-formula(msoxl:AND(NOT(ISBLANK($A9)),ISBLANK(B9)))" style:apply-style-name="cf6" style:base-cell-address="Data_Sheet.B9"/>
      <style:map style:condition="is-true-formula(msoxl:AND(NOT(ISBLANK($A9)),ISBLANK(B9)))" style:apply-style-name="cf6" style:base-cell-address="Data_Sheet.B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6" style:base-cell-address="Data_Sheet.C8"/>
      <style:map style:condition="is-true-formula(msoxl:AND(NOT(ISBLANK(A8)),ISBLANK(C8)))" style:apply-style-name="cf6" style:base-cell-address="Data_Sheet.C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6" style:base-cell-address="Data_Sheet.C7"/>
      <style:map style:condition="is-true-formula(msoxl:AND(NOT(ISBLANK(A7)),ISBLANK(C7)))" style:apply-style-name="cf6" style:base-cell-address="Data_Sheet.C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  <style:map style:condition="is-true-formula(msoxl:AND(NOT(ISBLANK(E8)),ISBLANK(D8)))" style:apply-style-name="cf6" style:base-cell-address="Data_Sheet.D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  <style:map style:condition="is-true-formula(msoxl:AND(NOT(ISBLANK(E7)),ISBLANK(D7)))" style:apply-style-name="cf6" style:base-cell-address="Data_Sheet.D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  <style:map style:condition="is-true-formula(msoxl:AND(NOT(ISBLANK(D8)),ISBLANK(E8)))" style:apply-style-name="cf6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  <style:map style:condition="is-true-formula(msoxl:AND(NOT(ISBLANK(D7)),ISBLANK(E7)))" style:apply-style-name="cf6" style:base-cell-address="Data_Sheet.E7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  <style:map style:condition="is-true-formula(msoxl:AND(NOT(ISBLANK(D9)),ISBLANK(E9)))" style:apply-style-name="cf6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  <style:map style:condition="is-true-formula(msoxl:AND(NOT(ISBLANK(E9)),ISBLANK(D9)))" style:apply-style-name="cf6" style:base-cell-address="Data_Sheet.D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  <style:map style:condition="is-true-formula(msoxl:AND(NOT(ISBLANK(G7)),ISBLANK(F7)))" style:apply-style-name="cf6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  <style:map style:condition="is-true-formula(msoxl:AND(NOT(ISBLANK(G8)),ISBLANK(F8)))" style:apply-style-name="cf6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  <style:map style:condition="is-true-formula(msoxl:AND(NOT(ISBLANK(G9)),ISBLANK(F9)))" style:apply-style-name="cf6" style:base-cell-address="Data_Sheet.F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  <style:map style:condition="is-true-formula(msoxl:AND(NOT(ISBLANK(I9)),ISBLANK(H9)))" style:apply-style-name="cf6" style:base-cell-address="Data_Sheet.H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F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  <style:map style:condition="is-true-formula(msoxl:AND(NOT(ISBLANK(D5)),ISBLANK(E5)))" style:apply-style-name="cf6" style:base-cell-address="Data_Sheet.E5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D4)),ISBLANK(E4)))" style:apply-style-name="cf7" style:base-cell-address="Data_Sheet.E4"/>
      <style:map style:condition="is-true-formula(msoxl:AND(NOT(ISBLANK(E4)),ISBLANK(D4)))" style:apply-style-name="cf7" style:base-cell-address="Data_Sheet.D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F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D4)),ISBLANK(E4)))" style:apply-style-name="cf6" style:base-cell-address="Data_Sheet.E4"/>
      <style:map style:condition="is-true-formula(msoxl:AND(NOT(ISBLANK(D4)),ISBLANK(E4)))" style:apply-style-name="cf6" style:base-cell-address="Data_Sheet.E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F6)),ISBLANK(E6)))" style:apply-style-name="cf6" style:base-cell-address="Data_Sheet.E6"/>
      <style:map style:condition="is-true-formula(msoxl:AND(NOT(ISBLANK(D6)),ISBLANK(E6)))" style:apply-style-name="cf6" style:base-cell-address="Data_Sheet.E6"/>
      <style:map style:condition="is-true-formula(msoxl:AND(NOT(ISBLANK(D6)),ISBLANK(E6)))" style:apply-style-name="cf6" style:base-cell-address="Data_Sheet.E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G4)),ISBLANK(F4)))" style:apply-style-name="cf7" style:base-cell-address="Data_Sheet.F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6" style:base-cell-address="Data_Sheet.D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  <style:map style:condition="is-true-formula(msoxl:AND(NOT(ISBLANK(G4)),ISBLANK(F4)))" style:apply-style-name="cf6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  <style:map style:condition="is-true-formula(msoxl:AND(NOT(ISBLANK(G6)),ISBLANK(F6)))" style:apply-style-name="cf6" style:base-cell-address="Data_Sheet.F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  <style:map style:condition="is-true-formula(msoxl:AND(NOT(ISBLANK(G5)),ISBLANK(F5)))" style:apply-style-name="cf6" style:base-cell-address="Data_Sheet.F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F4)),ISBLANK(G4)))" style:apply-style-name="cf7" style:base-cell-address="Data_Sheet.G4"/>
      <style:map style:condition="is-true-formula(msoxl:AND(NOT(ISBLANK(E4)),ISBLANK(D4)))" style:apply-style-name="cf7" style:base-cell-address="Data_Sheet.D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H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F4)),ISBLANK(G4)))" style:apply-style-name="cf6" style:base-cell-address="Data_Sheet.G4"/>
      <style:map style:condition="is-true-formula(msoxl:AND(NOT(ISBLANK(F4)),ISBLANK(G4)))" style:apply-style-name="cf6" style:base-cell-address="Data_Sheet.G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I4)),ISBLANK(H4)))" style:apply-style-name="cf7" style:base-cell-address="Data_Sheet.H4"/>
      <style:map style:condition="is-true-formula(msoxl:AND(NOT(ISBLANK(E4)),ISBLANK(D4)))" style:apply-style-name="cf7" style:base-cell-address="Data_Sheet.D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  <style:map style:condition="is-true-formula(msoxl:AND(NOT(ISBLANK(I4)),ISBLANK(H4)))" style:apply-style-name="cf6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H4)),ISBLANK(I4)))" style:apply-style-name="cf7" style:base-cell-address="Data_Sheet.I4"/>
      <style:map style:condition="is-true-formula(msoxl:AND(NOT(ISBLANK(E4)),ISBLANK(D4)))" style:apply-style-name="cf7" style:base-cell-address="Data_Sheet.D4"/>
      <style:map style:condition="is-true-formula(msoxl:AND(NOT(ISBLANK(I4)),ISBLANK(H4)))" style:apply-style-name="cf6" style:base-cell-address="Data_Sheet.H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J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H4)),ISBLANK(I4)))" style:apply-style-name="cf6" style:base-cell-address="Data_Sheet.I4"/>
      <style:map style:condition="is-true-formula(msoxl:AND(NOT(ISBLANK(H4)),ISBLANK(I4)))" style:apply-style-name="cf6" style:base-cell-address="Data_Sheet.I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J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  <style:map style:condition="is-true-formula(msoxl:AND(NOT(ISBLANK(H5)),ISBLANK(I5)))" style:apply-style-name="cf6" style:base-cell-address="Data_Sheet.I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H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  <style:map style:condition="is-true-formula(msoxl:AND(NOT(ISBLANK(F5)),ISBLANK(G5)))" style:apply-style-name="cf6" style:base-cell-address="Data_Sheet.G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  <style:map style:condition="is-true-formula(msoxl:AND(NOT(ISBLANK(I5)),ISBLANK(H5)))" style:apply-style-name="cf6" style:base-cell-address="Data_Sheet.H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H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  <style:map style:condition="is-true-formula(msoxl:AND(NOT(ISBLANK(F6)),ISBLANK(G6)))" style:apply-style-name="cf6" style:base-cell-address="Data_Sheet.G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J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  <style:map style:condition="is-true-formula(msoxl:AND(NOT(ISBLANK(H6)),ISBLANK(I6)))" style:apply-style-name="cf6" style:base-cell-address="Data_Sheet.I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  <style:map style:condition="is-true-formula(msoxl:AND(NOT(ISBLANK(I6)),ISBLANK(H6)))" style:apply-style-name="cf6" style:base-cell-address="Data_Sheet.H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  <style:map style:condition="is-true-formula(msoxl:AND(NOT(ISBLANK(F7)),ISBLANK(G7)))" style:apply-style-name="cf6" style:base-cell-address="Data_Sheet.G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  <style:map style:condition="is-true-formula(msoxl:AND(NOT(ISBLANK(I7)),ISBLANK(H7)))" style:apply-style-name="cf6" style:base-cell-address="Data_Sheet.H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  <style:map style:condition="is-true-formula(msoxl:AND(NOT(ISBLANK(H7)),ISBLANK(I7)))" style:apply-style-name="cf6" style:base-cell-address="Data_Sheet.I7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  <style:map style:condition="is-true-formula(msoxl:AND(NOT(ISBLANK(F8)),ISBLANK(G8)))" style:apply-style-name="cf6" style:base-cell-address="Data_Sheet.G8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  <style:map style:condition="is-true-formula(msoxl:AND(NOT(ISBLANK(H8)),ISBLANK(I8)))" style:apply-style-name="cf6" style:base-cell-address="Data_Sheet.I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  <style:map style:condition="is-true-formula(msoxl:AND(NOT(ISBLANK(I8)),ISBLANK(H8)))" style:apply-style-name="cf6" style:base-cell-address="Data_Sheet.H8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  <style:map style:condition="is-true-formula(msoxl:AND(NOT(ISBLANK(F9)),ISBLANK(G9)))" style:apply-style-name="cf6" style:base-cell-address="Data_Sheet.G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  <style:map style:condition="is-true-formula(msoxl:AND(NOT(ISBLANK(H9)),ISBLANK(I9)))" style:apply-style-name="cf6" style:base-cell-address="Data_Sheet.I9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  <style:map style:condition="is-true-formula(msoxl:AND(NOT(ISBLANK(K6)),ISBLANK(J6)))" style:apply-style-name="cf6" style:base-cell-address="Data_Sheet.J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L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  <style:map style:condition="is-true-formula(msoxl:AND(NOT(ISBLANK(J6)),ISBLANK(K6)))" style:apply-style-name="cf6" style:base-cell-address="Data_Sheet.K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  <style:map style:condition="is-true-formula(msoxl:AND(NOT(ISBLANK(M6)),ISBLANK(L6)))" style:apply-style-name="cf6" style:base-cell-address="Data_Sheet.L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  <style:map style:condition="is-true-formula(msoxl:AND(NOT(ISBLANK(J7)),ISBLANK(K7)))" style:apply-style-name="cf6" style:base-cell-address="Data_Sheet.K7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  <style:map style:condition="is-true-formula(msoxl:AND(NOT(ISBLANK(K7)),ISBLANK(J7)))" style:apply-style-name="cf6" style:base-cell-address="Data_Sheet.J7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  <style:map style:condition="is-true-formula(msoxl:AND(NOT(ISBLANK(M7)),ISBLANK(L7)))" style:apply-style-name="cf6" style:base-cell-address="Data_Sheet.L7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J4)),ISBLANK(K4)))" style:apply-style-name="cf7" style:base-cell-address="Data_Sheet.K4"/>
      <style:map style:condition="is-true-formula(msoxl:AND(NOT(ISBLANK(E4)),ISBLANK(D4)))" style:apply-style-name="cf7" style:base-cell-address="Data_Sheet.D4"/>
      <style:map style:condition="is-true-formula(msoxl:AND(NOT(ISBLANK(K4)),ISBLANK(J4)))" style:apply-style-name="cf6" style:base-cell-address="Data_Sheet.J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L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J4)),ISBLANK(K4)))" style:apply-style-name="cf6" style:base-cell-address="Data_Sheet.K4"/>
      <style:map style:condition="is-true-formula(msoxl:AND(NOT(ISBLANK(J4)),ISBLANK(K4)))" style:apply-style-name="cf6" style:base-cell-address="Data_Sheet.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K4)),ISBLANK(J4)))" style:apply-style-name="cf7" style:base-cell-address="Data_Sheet.J4"/>
      <style:map style:condition="is-true-formula(msoxl:AND(NOT(ISBLANK(E4)),ISBLANK(D4)))" style:apply-style-name="cf7" style:base-cell-address="Data_Sheet.D4"/>
      <style:map style:condition="is-true-formula(msoxl:AND(NOT(ISBLANK(J4)),ISBLANK(I4)))" style:apply-style-name="cf6" style:base-cell-address="Data_Sheet.I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  <style:map style:condition="is-true-formula(msoxl:AND(NOT(ISBLANK(K4)),ISBLANK(J4)))" style:apply-style-name="cf6" style:base-cell-address="Data_Sheet.J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M4)),ISBLANK(L4)))" style:apply-style-name="cf7" style:base-cell-address="Data_Sheet.L4"/>
      <style:map style:condition="is-true-formula(msoxl:AND(NOT(ISBLANK(E4)),ISBLANK(D4)))" style:apply-style-name="cf7" style:base-cell-address="Data_Sheet.D4"/>
      <style:map style:condition="is-true-formula(msoxl:AND(NOT(ISBLANK(L4)),ISBLANK(K4)))" style:apply-style-name="cf6" style:base-cell-address="Data_Sheet.K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  <style:map style:condition="is-true-formula(msoxl:AND(NOT(ISBLANK(M4)),ISBLANK(L4)))" style:apply-style-name="cf6" style:base-cell-address="Data_Sheet.L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  <style:map style:condition="is-true-formula(msoxl:AND(NOT(ISBLANK(K5)),ISBLANK(J5)))" style:apply-style-name="cf6" style:base-cell-address="Data_Sheet.J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L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  <style:map style:condition="is-true-formula(msoxl:AND(NOT(ISBLANK(J5)),ISBLANK(K5)))" style:apply-style-name="cf6" style:base-cell-address="Data_Sheet.K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  <style:map style:condition="is-true-formula(msoxl:AND(NOT(ISBLANK(M5)),ISBLANK(L5)))" style:apply-style-name="cf6" style:base-cell-address="Data_Sheet.L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  <style:map style:condition="is-true-formula(msoxl:AND(NOT(ISBLANK(J8)),ISBLANK(K8)))" style:apply-style-name="cf6" style:base-cell-address="Data_Sheet.K8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  <style:map style:condition="is-true-formula(msoxl:AND(NOT(ISBLANK(M8)),ISBLANK(L8)))" style:apply-style-name="cf6" style:base-cell-address="Data_Sheet.L8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  <style:map style:condition="is-true-formula(msoxl:AND(NOT(ISBLANK(K8)),ISBLANK(J8)))" style:apply-style-name="cf6" style:base-cell-address="Data_Sheet.J8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  <style:map style:condition="is-true-formula(msoxl:AND(NOT(ISBLANK(K9)),ISBLANK(J9)))" style:apply-style-name="cf6" style:base-cell-address="Data_Sheet.J9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  <style:map style:condition="is-true-formula(msoxl:AND(NOT(ISBLANK(J9)),ISBLANK(K9)))" style:apply-style-name="cf6" style:base-cell-address="Data_Sheet.K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  <style:map style:condition="is-true-formula(msoxl:AND(NOT(ISBLANK(M9)),ISBLANK(L9)))" style:apply-style-name="cf6" style:base-cell-address="Data_Sheet.L9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  <style:map style:condition="is-true-formula(msoxl:AND(NOT(ISBLANK(L9)),ISBLANK(M9)))" style:apply-style-name="cf6" style:base-cell-address="Data_Sheet.M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  <style:map style:condition="is-true-formula(msoxl:AND(NOT(ISBLANK(O8)),ISBLANK(N8)))" style:apply-style-name="cf6" style:base-cell-address="Data_Sheet.N8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  <style:map style:condition="is-true-formula(msoxl:AND(NOT(ISBLANK(O9)),ISBLANK(N9)))" style:apply-style-name="cf6" style:base-cell-address="Data_Sheet.N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  <style:map style:condition="is-true-formula(msoxl:AND(NOT(ISBLANK(N8)),ISBLANK(O8)))" style:apply-style-name="cf6" style:base-cell-address="Data_Sheet.O8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  <style:map style:condition="is-true-formula(msoxl:AND(NOT(ISBLANK(N9)),ISBLANK(O9)))" style:apply-style-name="cf6" style:base-cell-address="Data_Sheet.O9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N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  <style:map style:condition="is-true-formula(msoxl:AND(NOT(ISBLANK(L6)),ISBLANK(M6)))" style:apply-style-name="cf6" style:base-cell-address="Data_Sheet.M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P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  <style:map style:condition="is-true-formula(msoxl:AND(NOT(ISBLANK(N6)),ISBLANK(O6)))" style:apply-style-name="cf6" style:base-cell-address="Data_Sheet.O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  <style:map style:condition="is-true-formula(msoxl:AND(NOT(ISBLANK(O6)),ISBLANK(N6)))" style:apply-style-name="cf6" style:base-cell-address="Data_Sheet.N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  <style:map style:condition="is-true-formula(msoxl:AND(NOT(ISBLANK(L7)),ISBLANK(M7)))" style:apply-style-name="cf6" style:base-cell-address="Data_Sheet.M7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  <style:map style:condition="is-true-formula(msoxl:AND(NOT(ISBLANK(O7)),ISBLANK(N7)))" style:apply-style-name="cf6" style:base-cell-address="Data_Sheet.N7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  <style:map style:condition="is-true-formula(msoxl:AND(NOT(ISBLANK(N7)),ISBLANK(O7)))" style:apply-style-name="cf6" style:base-cell-address="Data_Sheet.O7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6" style:base-cell-address="Data_Sheet.Q6"/>
      <style:map style:condition="is-true-formula(msoxl:AND(NOT(ISBLANK(R6)),ISBLANK(Q6)))" style:apply-style-name="cf6" style:base-cell-address="Data_Sheet.Q6"/>
      <style:map style:condition="is-true-formula(msoxl:AND(NOT(ISBLANK(R6)),ISBLANK(Q6)))" style:apply-style-name="cf6" style:base-cell-address="Data_Sheet.Q6"/>
      <style:map style:condition="is-true-formula(msoxl:AND(NOT(ISBLANK(R6)),ISBLANK(Q6)))" style:apply-style-name="cf6" style:base-cell-address="Data_Sheet.Q6"/>
      <style:map style:condition="is-true-formula(msoxl:AND(NOT(ISBLANK(P6)),ISBLANK(Q6)))" style:apply-style-name="cf6" style:base-cell-address="Data_Sheet.Q6"/>
      <style:map style:condition="is-true-formula(msoxl:AND(NOT(ISBLANK(P6)),ISBLANK(Q6)))" style:apply-style-name="cf6" style:base-cell-address="Data_Sheet.Q6"/>
      <style:map style:condition="is-true-formula(msoxl:AND(NOT(ISBLANK(P6)),ISBLANK(Q6)))" style:apply-style-name="cf6" style:base-cell-address="Data_Sheet.Q6"/>
      <style:map style:condition="is-true-formula(msoxl:AND(NOT(ISBLANK(P6)),ISBLANK(Q6)))" style:apply-style-name="cf6" style:base-cell-address="Data_Sheet.Q6"/>
      <style:map style:condition="is-true-formula(msoxl:AND(NOT(ISBLANK(P6)),ISBLANK(Q6)))" style:apply-style-name="cf6" style:base-cell-address="Data_Sheet.Q6"/>
      <style:map style:condition="is-true-formula(msoxl:AND(NOT(ISBLANK(P6)),ISBLANK(Q6)))" style:apply-style-name="cf6" style:base-cell-address="Data_Sheet.Q6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6" style:base-cell-address="Data_Sheet.Q7"/>
      <style:map style:condition="is-true-formula(msoxl:AND(NOT(ISBLANK(R7)),ISBLANK(Q7)))" style:apply-style-name="cf6" style:base-cell-address="Data_Sheet.Q7"/>
      <style:map style:condition="is-true-formula(msoxl:AND(NOT(ISBLANK(R7)),ISBLANK(Q7)))" style:apply-style-name="cf6" style:base-cell-address="Data_Sheet.Q7"/>
      <style:map style:condition="is-true-formula(msoxl:AND(NOT(ISBLANK(R7)),ISBLANK(Q7)))" style:apply-style-name="cf6" style:base-cell-address="Data_Sheet.Q7"/>
      <style:map style:condition="is-true-formula(msoxl:AND(NOT(ISBLANK(P7)),ISBLANK(Q7)))" style:apply-style-name="cf6" style:base-cell-address="Data_Sheet.Q7"/>
      <style:map style:condition="is-true-formula(msoxl:AND(NOT(ISBLANK(P7)),ISBLANK(Q7)))" style:apply-style-name="cf6" style:base-cell-address="Data_Sheet.Q7"/>
      <style:map style:condition="is-true-formula(msoxl:AND(NOT(ISBLANK(P7)),ISBLANK(Q7)))" style:apply-style-name="cf6" style:base-cell-address="Data_Sheet.Q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6" style:base-cell-address="Data_Sheet.P4"/>
      <style:map style:condition="is-true-formula(msoxl:AND(NOT(ISBLANK(Q5)),ISBLANK(P5)))" style:apply-style-name="cf6" style:base-cell-address="Data_Sheet.P5"/>
      <style:map style:condition="is-true-formula(msoxl:AND(NOT(ISBLANK(Q5)),ISBLANK(P5)))" style:apply-style-name="cf6" style:base-cell-address="Data_Sheet.P5"/>
      <style:map style:condition="is-true-formula(msoxl:AND(NOT(ISBLANK(Q5)),ISBLANK(P5)))" style:apply-style-name="cf6" style:base-cell-address="Data_Sheet.P5"/>
      <style:map style:condition="is-true-formula(msoxl:AND(NOT(ISBLANK(Q5)),ISBLANK(P5)))" style:apply-style-name="cf6" style:base-cell-address="Data_Sheet.P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  <style:map style:condition="is-true-formula(msoxl:AND(NOT(ISBLANK(L8)),ISBLANK(M8)))" style:apply-style-name="cf6" style:base-cell-address="Data_Sheet.M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N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  <style:map style:condition="is-true-formula(msoxl:AND(NOT(ISBLANK(L5)),ISBLANK(M5)))" style:apply-style-name="cf6" style:base-cell-address="Data_Sheet.M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L4)),ISBLANK(M4)))" style:apply-style-name="cf7" style:base-cell-address="Data_Sheet.M4"/>
      <style:map style:condition="is-true-formula(msoxl:AND(NOT(ISBLANK(E4)),ISBLANK(D4)))" style:apply-style-name="cf7" style:base-cell-address="Data_Sheet.D4"/>
      <style:map style:condition="is-true-formula(msoxl:AND(NOT(ISBLANK(M4)),ISBLANK(L4)))" style:apply-style-name="cf6" style:base-cell-address="Data_Sheet.L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N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L4)),ISBLANK(M4)))" style:apply-style-name="cf6" style:base-cell-address="Data_Sheet.M4"/>
      <style:map style:condition="is-true-formula(msoxl:AND(NOT(ISBLANK(L4)),ISBLANK(M4)))" style:apply-style-name="cf6" style:base-cell-address="Data_Sheet.M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  <style:map style:condition="is-true-formula(msoxl:AND(NOT(ISBLANK(O5)),ISBLANK(N5)))" style:apply-style-name="cf6" style:base-cell-address="Data_Sheet.N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O4)),ISBLANK(N4)))" style:apply-style-name="cf7" style:base-cell-address="Data_Sheet.N4"/>
      <style:map style:condition="is-true-formula(msoxl:AND(NOT(ISBLANK(E4)),ISBLANK(D4)))" style:apply-style-name="cf7" style:base-cell-address="Data_Sheet.D4"/>
      <style:map style:condition="is-true-formula(msoxl:AND(NOT(ISBLANK(H4)),ISBLANK(G4)))" style:apply-style-name="cf6" style:base-cell-address="Data_Sheet.G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I4)),ISBLANK(H4)))" style:apply-style-name="cf6" style:base-cell-address="Data_Sheet.H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  <style:map style:condition="is-true-formula(msoxl:AND(NOT(ISBLANK(O4)),ISBLANK(N4)))" style:apply-style-name="cf6" style:base-cell-address="Data_Sheet.N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P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  <style:map style:condition="is-true-formula(msoxl:AND(NOT(ISBLANK(N5)),ISBLANK(O5)))" style:apply-style-name="cf6" style:base-cell-address="Data_Sheet.O5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N4)),ISBLANK(O4)))" style:apply-style-name="cf7" style:base-cell-address="Data_Sheet.O4"/>
      <style:map style:condition="is-true-formula(msoxl:AND(NOT(ISBLANK(E4)),ISBLANK(D4)))" style:apply-style-name="cf7" style:base-cell-address="Data_Sheet.D4"/>
      <style:map style:condition="is-true-formula(msoxl:AND(NOT(ISBLANK(I4)),ISBLANK(H4)))" style:apply-style-name="cf6" style:base-cell-address="Data_Sheet.H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E4)),ISBLANK(D4)))" style:apply-style-name="cf6" style:base-cell-address="Data_Sheet.D4"/>
      <style:map style:condition="is-true-formula(msoxl:AND(NOT(ISBLANK(N4)),ISBLANK(O4)))" style:apply-style-name="cf6" style:base-cell-address="Data_Sheet.O4"/>
      <style:map style:condition="is-true-formula(msoxl:AND(NOT(ISBLANK(F4)),ISBLANK(E4)))" style:apply-style-name="cf6" style:base-cell-address="Data_Sheet.E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P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N4)),ISBLANK(O4)))" style:apply-style-name="cf6" style:base-cell-address="Data_Sheet.O4"/>
      <style:map style:condition="is-true-formula(msoxl:AND(NOT(ISBLANK(N4)),ISBLANK(O4)))" style:apply-style-name="cf6" style:base-cell-address="Data_Sheet.O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6" style:base-cell-address="Data_Sheet.P4"/>
      <style:map style:condition="is-true-formula(msoxl:AND(NOT(ISBLANK(Q9)),ISBLANK(P9)))" style:apply-style-name="cf6" style:base-cell-address="Data_Sheet.P9"/>
      <style:map style:condition="is-true-formula(msoxl:AND(NOT(ISBLANK(Q9)),ISBLANK(P9)))" style:apply-style-name="cf6" style:base-cell-address="Data_Sheet.P9"/>
      <style:map style:condition="is-true-formula(msoxl:AND(NOT(ISBLANK(Q9)),ISBLANK(P9)))" style:apply-style-name="cf6" style:base-cell-address="Data_Sheet.P9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6" style:base-cell-address="Data_Sheet.Q8"/>
      <style:map style:condition="is-true-formula(msoxl:AND(NOT(ISBLANK(R8)),ISBLANK(Q8)))" style:apply-style-name="cf6" style:base-cell-address="Data_Sheet.Q8"/>
      <style:map style:condition="is-true-formula(msoxl:AND(NOT(ISBLANK(R8)),ISBLANK(Q8)))" style:apply-style-name="cf6" style:base-cell-address="Data_Sheet.Q8"/>
      <style:map style:condition="is-true-formula(msoxl:AND(NOT(ISBLANK(R8)),ISBLANK(Q8)))" style:apply-style-name="cf6" style:base-cell-address="Data_Sheet.Q8"/>
      <style:map style:condition="is-true-formula(msoxl:AND(NOT(ISBLANK(P8)),ISBLANK(Q8)))" style:apply-style-name="cf6" style:base-cell-address="Data_Sheet.Q8"/>
      <style:map style:condition="is-true-formula(msoxl:AND(NOT(ISBLANK(P8)),ISBLANK(Q8)))" style:apply-style-name="cf6" style:base-cell-address="Data_Sheet.Q8"/>
      <style:map style:condition="is-true-formula(msoxl:AND(NOT(ISBLANK(P8)),ISBLANK(Q8)))" style:apply-style-name="cf6" style:base-cell-address="Data_Sheet.Q8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  <style:map style:condition="is-true-formula(msoxl:AND(NOT(ISBLANK(S8)),ISBLANK(R8)))" style:apply-style-name="cf6" style:base-cell-address="Data_Sheet.R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  <style:map style:condition="is-true-formula(msoxl:AND(NOT(ISBLANK(S9)),ISBLANK(R9)))" style:apply-style-name="cf6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  <style:map style:condition="is-true-formula(msoxl:AND(NOT(ISBLANK(R8)),ISBLANK(S8)))" style:apply-style-name="cf6" style:base-cell-address="Data_Sheet.S8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  <style:map style:condition="is-true-formula(msoxl:AND(NOT(ISBLANK(R9)),ISBLANK(S9)))" style:apply-style-name="cf6" style:base-cell-address="Data_Sheet.S9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  <style:map style:condition="is-true-formula(msoxl:AND(NOT(ISBLANK(Q4)),ISBLANK(P4)))" style:apply-style-name="cf6" style:base-cell-address="Data_Sheet.P4"/>
    </style:style>
    <style:style style:name="ce11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6" style:base-cell-address="Data_Sheet.P4"/>
      <style:map style:condition="is-true-formula(msoxl:AND(NOT(ISBLANK(R5)),ISBLANK(Q5)))" style:apply-style-name="cf6" style:base-cell-address="Data_Sheet.Q5"/>
      <style:map style:condition="is-true-formula(msoxl:AND(NOT(ISBLANK(R5)),ISBLANK(Q5)))" style:apply-style-name="cf6" style:base-cell-address="Data_Sheet.Q5"/>
      <style:map style:condition="is-true-formula(msoxl:AND(NOT(ISBLANK(R5)),ISBLANK(Q5)))" style:apply-style-name="cf6" style:base-cell-address="Data_Sheet.Q5"/>
      <style:map style:condition="is-true-formula(msoxl:AND(NOT(ISBLANK(P5)),ISBLANK(Q5)))" style:apply-style-name="cf6" style:base-cell-address="Data_Sheet.Q5"/>
      <style:map style:condition="is-true-formula(msoxl:AND(NOT(ISBLANK(P5)),ISBLANK(Q5)))" style:apply-style-name="cf6" style:base-cell-address="Data_Sheet.Q5"/>
      <style:map style:condition="is-true-formula(msoxl:AND(NOT(ISBLANK(P5)),ISBLANK(Q5)))" style:apply-style-name="cf6" style:base-cell-address="Data_Sheet.Q5"/>
      <style:map style:condition="is-true-formula(msoxl:AND(NOT(ISBLANK(P5)),ISBLANK(Q5)))" style:apply-style-name="cf6" style:base-cell-address="Data_Sheet.Q5"/>
      <style:map style:condition="is-true-formula(msoxl:AND(NOT(ISBLANK(P5)),ISBLANK(Q5)))" style:apply-style-name="cf6" style:base-cell-address="Data_Sheet.Q5"/>
      <style:map style:condition="is-true-formula(msoxl:AND(NOT(ISBLANK(P5)),ISBLANK(Q5)))" style:apply-style-name="cf6" style:base-cell-address="Data_Sheet.Q5"/>
    </style:style>
    <style:style style:name="ce11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6" style:base-cell-address="Data_Sheet.P4"/>
      <style:map style:condition="is-true-formula(msoxl:AND(NOT(ISBLANK(R4)),ISBLANK(Q4)))" style:apply-style-name="cf6" style:base-cell-address="Data_Sheet.Q4"/>
      <style:map style:condition="is-true-formula(msoxl:AND(NOT(ISBLANK(R4)),ISBLANK(Q4)))" style:apply-style-name="cf6" style:base-cell-address="Data_Sheet.Q4"/>
      <style:map style:condition="is-true-formula(msoxl:AND(NOT(ISBLANK(R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  <style:map style:condition="is-true-formula(msoxl:AND(NOT(ISBLANK(P4)),ISBLANK(Q4)))" style:apply-style-name="cf6" style:base-cell-address="Data_Sheet.Q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Q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Q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Q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  <style:map style:condition="is-true-formula(msoxl:AND(NOT(ISBLANK(S4)),ISBLANK(R4)))" style:apply-style-name="cf6" style:base-cell-address="Data_Sheet.R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R4)),ISBLANK(S4)))" style:apply-style-name="cf7" style:base-cell-address="Data_Sheet.S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6" style:base-cell-address="Data_Sheet.R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T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R4)),ISBLANK(S4)))" style:apply-style-name="cf6" style:base-cell-address="Data_Sheet.S4"/>
      <style:map style:condition="is-true-formula(msoxl:AND(NOT(ISBLANK(R4)),ISBLANK(S4)))" style:apply-style-name="cf6" style:base-cell-address="Data_Sheet.S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  <style:map style:condition="is-true-formula(msoxl:AND(NOT(ISBLANK(R5)),ISBLANK(S5)))" style:apply-style-name="cf6" style:base-cell-address="Data_Sheet.S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  <style:map style:condition="is-true-formula(msoxl:AND(NOT(ISBLANK(S6)),ISBLANK(R6)))" style:apply-style-name="cf6" style:base-cell-address="Data_Sheet.R6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6" style:base-cell-address="Data_Sheet.R7"/>
      <style:map style:condition="is-true-formula(msoxl:AND(NOT(ISBLANK(S7)),ISBLANK(R7)))" style:apply-style-name="cf6" style:base-cell-address="Data_Sheet.R7"/>
      <style:map style:condition="is-true-formula(msoxl:AND(NOT(ISBLANK(S7)),ISBLANK(R7)))" style:apply-style-name="cf6" style:base-cell-address="Data_Sheet.R7"/>
      <style:map style:condition="is-true-formula(msoxl:AND(NOT(ISBLANK(S7)),ISBLANK(R7)))" style:apply-style-name="cf6" style:base-cell-address="Data_Sheet.R7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  <style:map style:condition="is-true-formula(msoxl:AND(NOT(ISBLANK(S5)),ISBLANK(R5)))" style:apply-style-name="cf6" style:base-cell-address="Data_Sheet.R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6" style:base-cell-address="Data_Sheet.S7"/>
      <style:map style:condition="is-true-formula(msoxl:AND(NOT(ISBLANK(R7)),ISBLANK(S7)))" style:apply-style-name="cf6" style:base-cell-address="Data_Sheet.S7"/>
      <style:map style:condition="is-true-formula(msoxl:AND(NOT(ISBLANK(R7)),ISBLANK(S7)))" style:apply-style-name="cf6" style:base-cell-address="Data_Sheet.S7"/>
      <style:map style:condition="is-true-formula(msoxl:AND(NOT(ISBLANK(R7)),ISBLANK(S7)))" style:apply-style-name="cf6" style:base-cell-address="Data_Sheet.S7"/>
      <style:map style:condition="is-true-formula(msoxl:AND(NOT(ISBLANK(R7)),ISBLANK(S7)))" style:apply-style-name="cf6" style:base-cell-address="Data_Sheet.S7"/>
      <style:map style:condition="is-true-formula(msoxl:AND(NOT(ISBLANK(R7)),ISBLANK(S7)))" style:apply-style-name="cf6" style:base-cell-address="Data_Sheet.S7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  <style:map style:condition="is-true-formula(msoxl:AND(NOT(ISBLANK(R6)),ISBLANK(S6)))" style:apply-style-name="cf6" style:base-cell-address="Data_Sheet.S6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  <style:map style:condition="is-true-formula(msoxl:AND(NOT(ISBLANK(U4)),ISBLANK(T4)))" style:apply-style-name="cf6" style:base-cell-address="Data_Sheet.T4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  <style:map style:condition="is-true-formula(msoxl:AND(NOT(ISBLANK(T4)),ISBLANK(U4)))" style:apply-style-name="cf6" style:base-cell-address="Data_Sheet.U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  <style:map style:condition="is-true-formula(msoxl:AND(NOT(ISBLANK(W4)),ISBLANK(V4)))" style:apply-style-name="cf6" style:base-cell-address="Data_Sheet.V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  <style:map style:condition="is-true-formula(msoxl:AND(NOT(ISBLANK(V4)),ISBLANK(W4)))" style:apply-style-name="cf6" style:base-cell-address="Data_Sheet.W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  <style:map style:condition="is-true-formula(msoxl:AND(NOT(ISBLANK(V5)),ISBLANK(W5)))" style:apply-style-name="cf6" style:base-cell-address="Data_Sheet.W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  <style:map style:condition="is-true-formula(msoxl:AND(NOT(ISBLANK(W5)),ISBLANK(V5)))" style:apply-style-name="cf6" style:base-cell-address="Data_Sheet.V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  <style:map style:condition="is-true-formula(msoxl:AND(NOT(ISBLANK(V6)),ISBLANK(W6)))" style:apply-style-name="cf6" style:base-cell-address="Data_Sheet.W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  <style:map style:condition="is-true-formula(msoxl:AND(NOT(ISBLANK(W6)),ISBLANK(V6)))" style:apply-style-name="cf6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  <style:map style:condition="is-true-formula(msoxl:AND(NOT(ISBLANK(V7)),ISBLANK(W7)))" style:apply-style-name="cf6" style:base-cell-address="Data_Sheet.W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6" style:base-cell-address="Data_Sheet.V7"/>
      <style:map style:condition="is-true-formula(msoxl:AND(NOT(ISBLANK(W7)),ISBLANK(V7)))" style:apply-style-name="cf6" style:base-cell-address="Data_Sheet.V7"/>
      <style:map style:condition="is-true-formula(msoxl:AND(NOT(ISBLANK(W7)),ISBLANK(V7)))" style:apply-style-name="cf6" style:base-cell-address="Data_Sheet.V7"/>
      <style:map style:condition="is-true-formula(msoxl:AND(NOT(ISBLANK(W7)),ISBLANK(V7)))" style:apply-style-name="cf6" style:base-cell-address="Data_Sheet.V7"/>
      <style:map style:condition="is-true-formula(msoxl:AND(NOT(ISBLANK(W7)),ISBLANK(V7)))" style:apply-style-name="cf6" style:base-cell-address="Data_Sheet.V7"/>
      <style:map style:condition="is-true-formula(msoxl:AND(NOT(ISBLANK(W7)),ISBLANK(V7)))" style:apply-style-name="cf6" style:base-cell-address="Data_Sheet.V7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  <style:map style:condition="is-true-formula(msoxl:AND(NOT(ISBLANK(U8)),ISBLANK(T8)))" style:apply-style-name="cf6" style:base-cell-address="Data_Sheet.T8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  <style:map style:condition="is-true-formula(msoxl:AND(NOT(ISBLANK(T8)),ISBLANK(U8)))" style:apply-style-name="cf6" style:base-cell-address="Data_Sheet.U8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  <style:map style:condition="is-true-formula(msoxl:AND(NOT(ISBLANK(W9)),ISBLANK(V9)))" style:apply-style-name="cf6" style:base-cell-address="Data_Sheet.V9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  <style:map style:condition="is-true-formula(msoxl:AND(NOT(ISBLANK(U9)),ISBLANK(T9)))" style:apply-style-name="cf6" style:base-cell-address="Data_Sheet.T9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  <style:map style:condition="is-true-formula(msoxl:AND(NOT(ISBLANK(T9)),ISBLANK(U9)))" style:apply-style-name="cf6" style:base-cell-address="Data_Sheet.U9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  <style:map style:condition="is-true-formula(msoxl:AND(NOT(ISBLANK(V9)),ISBLANK(W9)))" style:apply-style-name="cf6" style:base-cell-address="Data_Sheet.W9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  <style:map style:condition="is-true-formula(msoxl:AND(NOT(ISBLANK(V8)),ISBLANK(W8)))" style:apply-style-name="cf6" style:base-cell-address="Data_Sheet.W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7)),ISBLANK(V7)))" style:apply-style-name="cf6" style:base-cell-address="Data_Sheet.V7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  <style:map style:condition="is-true-formula(msoxl:AND(NOT(ISBLANK(W8)),ISBLANK(V8)))" style:apply-style-name="cf6" style:base-cell-address="Data_Sheet.V8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  <style:map style:condition="is-true-formula(msoxl:AND(NOT(ISBLANK(U6)),ISBLANK(T6)))" style:apply-style-name="cf6" style:base-cell-address="Data_Sheet.T6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  <style:map style:condition="is-true-formula(msoxl:AND(NOT(ISBLANK(U5)),ISBLANK(T5)))" style:apply-style-name="cf6" style:base-cell-address="Data_Sheet.T5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6" style:base-cell-address="Data_Sheet.T7"/>
      <style:map style:condition="is-true-formula(msoxl:AND(NOT(ISBLANK(U7)),ISBLANK(T7)))" style:apply-style-name="cf6" style:base-cell-address="Data_Sheet.T7"/>
      <style:map style:condition="is-true-formula(msoxl:AND(NOT(ISBLANK(U7)),ISBLANK(T7)))" style:apply-style-name="cf6" style:base-cell-address="Data_Sheet.T7"/>
      <style:map style:condition="is-true-formula(msoxl:AND(NOT(ISBLANK(U7)),ISBLANK(T7)))" style:apply-style-name="cf6" style:base-cell-address="Data_Sheet.T7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  <style:map style:condition="is-true-formula(msoxl:AND(NOT(ISBLANK(T7)),ISBLANK(U7)))" style:apply-style-name="cf6" style:base-cell-address="Data_Sheet.U7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  <style:map style:condition="is-true-formula(msoxl:AND(NOT(ISBLANK(T5)),ISBLANK(U5)))" style:apply-style-name="cf6" style:base-cell-address="Data_Sheet.U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  <style:map style:condition="is-true-formula(msoxl:AND(NOT(ISBLANK(T6)),ISBLANK(U6)))" style:apply-style-name="cf6" style:base-cell-address="Data_Sheet.U6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  <style:map style:condition="is-true-formula(msoxl:AND(NOT(ISBLANK(AB4)),ISBLANK(AC4)))" style:apply-style-name="cf6" style:base-cell-address="Data_Sheet.AC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Y4)),ISBLANK(Z4)))" style:apply-style-name="cf6" style:base-cell-address="Data_Sheet.Z4"/>
      <style:map style:condition="is-true-formula(msoxl:AND(NOT(ISBLANK(AA4)),ISBLANK(Z4)))" style:apply-style-name="cf6" style:base-cell-address="Data_Sheet.Z4"/>
      <style:map style:condition="is-true-formula(msoxl:AND(NOT(ISBLANK(AA4)),ISBLANK(Z4)))" style:apply-style-name="cf6" style:base-cell-address="Data_Sheet.Z4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6" style:base-cell-address="Data_Sheet.Z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A4)),ISBLANK(AB4)))" style:apply-style-name="cf6" style:base-cell-address="Data_Sheet.AB4"/>
      <style:map style:condition="is-true-formula(msoxl:AND(NOT(ISBLANK(AC4)),ISBLANK(AB4)))" style:apply-style-name="cf6" style:base-cell-address="Data_Sheet.AB4"/>
      <style:map style:condition="is-true-formula(msoxl:AND(NOT(ISBLANK(AC4)),ISBLANK(AB4)))" style:apply-style-name="cf6" style:base-cell-address="Data_Sheet.AB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  <style:map style:condition="is-true-formula(msoxl:AND(NOT(ISBLANK(X4)),ISBLANK(Y4)))" style:apply-style-name="cf6" style:base-cell-address="Data_Sheet.Y4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6" style:base-cell-address="Data_Sheet.AC4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  <style:map style:condition="is-true-formula(msoxl:AND(NOT(ISBLANK(AB5)),ISBLANK(AC5)))" style:apply-style-name="cf6" style:base-cell-address="Data_Sheet.AC5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  <style:map style:condition="is-true-formula(msoxl:AND(NOT(ISBLANK(X5)),ISBLANK(Y5)))" style:apply-style-name="cf6" style:base-cell-address="Data_Sheet.Y5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  <style:map style:condition="is-true-formula(msoxl:AND(NOT(ISBLANK(Y4)),ISBLANK(X4)))" style:apply-style-name="cf6" style:base-cell-address="Data_Sheet.X4"/>
    </style:style>
    <style:style style:name="ce15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6" style:base-cell-address="Data_Sheet.Z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  <style:map style:condition="is-true-formula(msoxl:AND(NOT(ISBLANK(Z4)),ISBLANK(AA4)))" style:apply-style-name="cf6" style:base-cell-address="Data_Sheet.AA4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  <style:map style:condition="is-true-formula(msoxl:AND(NOT(ISBLANK(Y5)),ISBLANK(X5)))" style:apply-style-name="cf6" style:base-cell-address="Data_Sheet.X5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  <style:map style:condition="is-true-formula(msoxl:AND(NOT(ISBLANK(Z5)),ISBLANK(AA5)))" style:apply-style-name="cf6" style:base-cell-address="Data_Sheet.AA5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Y5)),ISBLANK(Z5)))" style:apply-style-name="cf6" style:base-cell-address="Data_Sheet.Z5"/>
      <style:map style:condition="is-true-formula(msoxl:AND(NOT(ISBLANK(AA5)),ISBLANK(Z5)))" style:apply-style-name="cf6" style:base-cell-address="Data_Sheet.Z5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  <style:map style:condition="is-true-formula(msoxl:AND(NOT(ISBLANK(X6)),ISBLANK(Y6)))" style:apply-style-name="cf6" style:base-cell-address="Data_Sheet.Y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  <style:map style:condition="is-true-formula(msoxl:AND(NOT(ISBLANK(Y6)),ISBLANK(X6)))" style:apply-style-name="cf6" style:base-cell-address="Data_Sheet.X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  <style:map style:condition="is-true-formula(msoxl:AND(NOT(ISBLANK(X7)),ISBLANK(Y7)))" style:apply-style-name="cf6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6" style:base-cell-address="Data_Sheet.X7"/>
      <style:map style:condition="is-true-formula(msoxl:AND(NOT(ISBLANK(Y7)),ISBLANK(X7)))" style:apply-style-name="cf6" style:base-cell-address="Data_Sheet.X7"/>
      <style:map style:condition="is-true-formula(msoxl:AND(NOT(ISBLANK(Y7)),ISBLANK(X7)))" style:apply-style-name="cf6" style:base-cell-address="Data_Sheet.X7"/>
      <style:map style:condition="is-true-formula(msoxl:AND(NOT(ISBLANK(Y7)),ISBLANK(X7)))" style:apply-style-name="cf6" style:base-cell-address="Data_Sheet.X7"/>
      <style:map style:condition="is-true-formula(msoxl:AND(NOT(ISBLANK(Y7)),ISBLANK(X7)))" style:apply-style-name="cf6" style:base-cell-address="Data_Sheet.X7"/>
      <style:map style:condition="is-true-formula(msoxl:AND(NOT(ISBLANK(Y7)),ISBLANK(X7)))" style:apply-style-name="cf6" style:base-cell-address="Data_Sheet.X7"/>
    </style:style>
    <style:style style:name="ce16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6" style:base-cell-address="Data_Sheet.AA4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  <style:map style:condition="is-true-formula(msoxl:AND(NOT(ISBLANK(Z6)),ISBLANK(AA6)))" style:apply-style-name="cf6" style:base-cell-address="Data_Sheet.AA6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6" style:base-cell-address="Data_Sheet.AA6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  <style:map style:condition="is-true-formula(msoxl:AND(NOT(ISBLANK(Z7)),ISBLANK(AA7)))" style:apply-style-name="cf6" style:base-cell-address="Data_Sheet.AA7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6" style:base-cell-address="Data_Sheet.Z8"/>
      <style:map style:condition="is-true-formula(msoxl:AND(NOT(ISBLANK(Y9)),ISBLANK(Z9)))" style:apply-style-name="cf6" style:base-cell-address="Data_Sheet.Z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  <style:map style:condition="is-true-formula(msoxl:AND(NOT(ISBLANK(AA9)),ISBLANK(AB9)))" style:apply-style-name="cf6" style:base-cell-address="Data_Sheet.AB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A5)),ISBLANK(AB5)))" style:apply-style-name="cf6" style:base-cell-address="Data_Sheet.AB5"/>
      <style:map style:condition="is-true-formula(msoxl:AND(NOT(ISBLANK(AC5)),ISBLANK(AB5)))" style:apply-style-name="cf6" style:base-cell-address="Data_Sheet.AB5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6" style:base-cell-address="Data_Sheet.AC6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  <style:map style:condition="is-true-formula(msoxl:AND(NOT(ISBLANK(AB7)),ISBLANK(AC7)))" style:apply-style-name="cf6" style:base-cell-address="Data_Sheet.AC7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  <style:map style:condition="is-true-formula(msoxl:AND(NOT(ISBLANK(AB6)),ISBLANK(AC6)))" style:apply-style-name="cf6" style:base-cell-address="Data_Sheet.AC6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  <style:map style:condition="is-true-formula(msoxl:AND(NOT(ISBLANK(AB8)),ISBLANK(AC8)))" style:apply-style-name="cf6" style:base-cell-address="Data_Sheet.AC8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6" style:base-cell-address="Data_Sheet.Z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  <style:map style:condition="is-true-formula(msoxl:AND(NOT(ISBLANK(Z8)),ISBLANK(AA8)))" style:apply-style-name="cf6" style:base-cell-address="Data_Sheet.AA8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  <style:map style:condition="is-true-formula(msoxl:AND(NOT(ISBLANK(X8)),ISBLANK(Y8)))" style:apply-style-name="cf6" style:base-cell-address="Data_Sheet.Y8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  <style:map style:condition="is-true-formula(msoxl:AND(NOT(ISBLANK(Y8)),ISBLANK(X8)))" style:apply-style-name="cf6" style:base-cell-address="Data_Sheet.X8"/>
    </style:style>
    <style:style style:name="ce1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  <style:map style:condition="is-true-formula(msoxl:AND(NOT(ISBLANK(X9)),ISBLANK(Y9)))" style:apply-style-name="cf6" style:base-cell-address="Data_Sheet.Y9"/>
    </style:style>
    <style:style style:name="ce1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  <style:map style:condition="is-true-formula(msoxl:AND(NOT(ISBLANK(Y9)),ISBLANK(X9)))" style:apply-style-name="cf6" style:base-cell-address="Data_Sheet.X9"/>
    </style:style>
    <style:style style:name="ce17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6" style:base-cell-address="Data_Sheet.Z8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  <style:map style:condition="is-true-formula(msoxl:AND(NOT(ISBLANK(Y9)),ISBLANK(Z9)))" style:apply-style-name="cf6" style:base-cell-address="Data_Sheet.Z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5">
            <text:p>Organisation name</text:p>
          </table:table-cell>
          <table:table-cell office:value-type="string" table:number-columns-spanned="1" table:number-rows-spanned="3" table:content-validation-name="val2" table:style-name="ce15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5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5">
            <text:p>Admin officers/admin assistants</text:p>
          </table:table-cell>
          <table:covered-table-cell/>
          <table:table-cell office:value-type="string" table:number-columns-spanned="2" table:number-rows-spanned="1" table:style-name="ce15">
            <text:p>Executive Officers</text:p>
          </table:table-cell>
          <table:covered-table-cell/>
          <table:table-cell office:value-type="string" table:number-columns-spanned="2" table:number-rows-spanned="1" table:style-name="ce1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5">
            <text:p>Grade 6/7</text:p>
          </table:table-cell>
          <table:covered-table-cell/>
          <table:table-cell office:value-type="string" table:number-columns-spanned="2" table:number-rows-spanned="1" table:style-name="ce15">
            <text:p>Senior Civil Service</text:p>
          </table:table-cell>
          <table:covered-table-cell/>
          <table:table-cell office:value-type="string" table:number-columns-spanned="2" table:number-rows-spanned="1" table:style-name="ce1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6">
            <text:p>Interim managers</text:p>
          </table:table-cell>
          <table:covered-table-cell/>
          <table:table-cell office:value-type="string" table:number-columns-spanned="2" table:number-rows-spanned="1" table:style-name="ce16">
            <text:p>Specialist Contractors</text:p>
          </table:table-cell>
          <table:covered-table-cell/>
          <table:table-cell office:value-type="string" table:number-columns-spanned="2" table:number-rows-spanned="1" table:style-name="ce16">
            <text:p>Consultants/consultancy</text:p>
          </table:table-cell>
          <table:covered-table-cell/>
          <table:table-cell office:value-type="string" table:number-columns-spanned="2" table:number-rows-spanned="1" table:style-name="ce1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1">
            <text:p>Salary</text:p>
          </table:table-cell>
          <table:table-cell office:value-type="string" table:number-columns-spanned="1" table:number-rows-spanned="2" table:style-name="ce21">
            <text:p>Allowances</text:p>
          </table:table-cell>
          <table:table-cell office:value-type="string" table:number-columns-spanned="1" table:number-rows-spanned="2" table:style-name="ce21">
            <text:p>Non-consolidated performance payments</text:p>
          </table:table-cell>
          <table:table-cell office:value-type="string" table:number-columns-spanned="1" table:number-rows-spanned="2" table:style-name="ce21">
            <text:p>Overtime</text:p>
          </table:table-cell>
          <table:table-cell office:value-type="string" table:number-columns-spanned="1" table:number-rows-spanned="2" table:style-name="ce21">
            <text:p>Employer pension contributions</text:p>
          </table:table-cell>
          <table:table-cell office:value-type="string" table:number-columns-spanned="1" table:number-rows-spanned="2" table:style-name="ce21">
            <text:p>Employer national insurance contributions</text:p>
          </table:table-cell>
          <table:table-cell office:value-type="string" table:number-columns-spanned="1" table:number-rows-spanned="2" table:style-name="ce15">
            <text:p>Total paybill for payroll staff</text:p>
          </table:table-cell>
          <table:table-cell office:value-type="string" table:number-columns-spanned="1" table:number-rows-spanned="2" table:style-name="ce21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1">
            <text:p>Total cost of consultants/</text:p>
            <text:p>consultancy</text:p>
          </table:table-cell>
          <table:table-cell office:value-type="string" table:number-columns-spanned="1" table:number-rows-spanned="2" table:style-name="ce1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7">
            <text:p>Home Office</text:p>
          </table:table-cell>
          <table:table-cell office:value-type="float" office:value="7865" table:style-name="ce29">
            <text:p>7865</text:p>
          </table:table-cell>
          <table:table-cell office:value-type="float" office:value="7021.33" table:style-name="ce48">
            <text:p>7021.33</text:p>
          </table:table-cell>
          <table:table-cell office:value-type="float" office:value="11699" table:style-name="ce50">
            <text:p>11699</text:p>
          </table:table-cell>
          <table:table-cell office:value-type="float" office:value="10867.27" table:style-name="ce53">
            <text:p>10867.27</text:p>
          </table:table-cell>
          <table:table-cell office:value-type="float" office:value="6175" table:style-name="ce54">
            <text:p>6175</text:p>
          </table:table-cell>
          <table:table-cell office:value-type="float" office:value="5944" table:style-name="ce55">
            <text:p>5944</text:p>
          </table:table-cell>
          <table:table-cell office:value-type="float" office:value="1966" table:style-name="ce77">
            <text:p>1966</text:p>
          </table:table-cell>
          <table:table-cell office:value-type="float" office:value="1915.63" table:style-name="ce76">
            <text:p>1915.63</text:p>
          </table:table-cell>
          <table:table-cell office:value-type="float" office:value="214" table:style-name="ce78">
            <text:p>214</text:p>
          </table:table-cell>
          <table:table-cell office:value-type="float" office:value="212.11" table:style-name="ce104">
            <text:p>212.11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27919" table:content-validation-name="val2" table:style-name="ce115">
            <text:p>27,919</text:p>
          </table:table-cell>
          <table:table-cell office:value-type="float" office:value="25960" table:content-validation-name="val2" table:style-name="ce117">
            <text:p>25,960</text:p>
          </table:table-cell>
          <table:table-cell office:value-type="float" office:value="1524" table:style-name="ce118">
            <text:p>1524</text:p>
          </table:table-cell>
          <table:table-cell office:value-type="float" office:value="1238.97" table:style-name="ce119">
            <text:p>1238.97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1524" table:style-name="ce151">
            <text:p>1,524</text:p>
          </table:table-cell>
          <table:table-cell office:value-type="float" office:value="1238.97" table:style-name="ce157">
            <text:p>1,238.97</text:p>
          </table:table-cell>
          <table:table-cell office:value-type="float" office:value="29443" table:content-validation-name="val2" table:style-name="ce152">
            <text:p>29,443</text:p>
          </table:table-cell>
          <table:table-cell office:value-type="float" office:value="27199" table:content-validation-name="val2" table:style-name="ce150">
            <text:p>27,199</text:p>
          </table:table-cell>
          <table:table-cell office:value-type="currency" office:value="64534092.270000003" table:content-validation-name="val1" table:style-name="ce19">
            <text:p>£64,534,092.27</text:p>
          </table:table-cell>
          <table:table-cell office:value-type="currency" office:value="7076018.8499999996" table:content-validation-name="val1" table:style-name="ce20">
            <text:p>£7,076,018.85</text:p>
          </table:table-cell>
          <table:table-cell office:value-type="currency" office:value="150336.13" table:content-validation-name="val1" table:style-name="ce20">
            <text:p>£150,336.13</text:p>
          </table:table-cell>
          <table:table-cell office:value-type="currency" office:value="809762.88" table:content-validation-name="val1" table:style-name="ce20">
            <text:p>£809,762.88</text:p>
          </table:table-cell>
          <table:table-cell office:value-type="currency" office:value="14781463.939999999" table:content-validation-name="val1" table:style-name="ce20">
            <text:p>£14,781,463.94</text:p>
          </table:table-cell>
          <table:table-cell office:value-type="currency" office:value="7525926.7000000002" table:content-validation-name="val1" table:style-name="ce20">
            <text:p>£7,525,926.70</text:p>
          </table:table-cell>
          <table:table-cell office:value-type="currency" office:value="94877600.769999996" table:style-name="ce10">
            <text:p>£94,877,600.77</text:p>
          </table:table-cell>
          <table:table-cell office:value-type="currency" office:value="2894327.06" table:content-validation-name="val1" table:style-name="ce22">
            <text:p>£2,894,327.06</text:p>
          </table:table-cell>
          <table:table-cell office:value-type="currency" office:value="841094.27" table:content-validation-name="val1" table:style-name="ce22">
            <text:p>£841,094.27</text:p>
          </table:table-cell>
          <table:table-cell office:value-type="currency" office:value="3735421.33" table:style-name="ce10">
            <text:p>£3,735,421.33</text:p>
          </table:table-cell>
          <table:table-cell office:value-type="currency" office:value="98613022.099999994" table:style-name="ce12">
            <text:p>£98,613,022.10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54" table:style-name="ce30">
            <text:p>354</text:p>
          </table:table-cell>
          <table:table-cell office:value-type="float" office:value="297.76" table:style-name="ce47">
            <text:p>297.76</text:p>
          </table:table-cell>
          <table:table-cell office:value-type="float" office:value="227" table:style-name="ce52">
            <text:p>227</text:p>
          </table:table-cell>
          <table:table-cell office:value-type="float" office:value="211.42" table:style-name="ce57">
            <text:p>211.42</text:p>
          </table:table-cell>
          <table:table-cell office:value-type="float" office:value="290" table:style-name="ce58">
            <text:p>290</text:p>
          </table:table-cell>
          <table:table-cell office:value-type="float" office:value="277.64999999999998" table:style-name="ce56">
            <text:p>277.65</text:p>
          </table:table-cell>
          <table:table-cell office:value-type="float" office:value="35" table:style-name="ce79">
            <text:p>35</text:p>
          </table:table-cell>
          <table:table-cell office:value-type="float" office:value="33.869999999999997" table:style-name="ce80">
            <text:p>33.87</text:p>
          </table:table-cell>
          <table:table-cell office:value-type="float" office:value="6" table:style-name="ce81">
            <text:p>6</text:p>
          </table:table-cell>
          <table:table-cell office:value-type="float" office:value="6" table:style-name="ce103">
            <text:p>6</text:p>
          </table:table-cell>
          <table:table-cell office:value-type="float" office:value="6" table:style-name="ce105">
            <text:p>6</text:p>
          </table:table-cell>
          <table:table-cell office:value-type="float" office:value="0.83" table:style-name="ce107">
            <text:p>0.83</text:p>
          </table:table-cell>
          <table:table-cell office:value-type="float" office:value="918" table:content-validation-name="val2" table:style-name="ce101">
            <text:p>918</text:p>
          </table:table-cell>
          <table:table-cell office:value-type="float" office:value="828" table:content-validation-name="val2" table:style-name="ce116">
            <text:p>828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" table:style-name="ce131">
            <text:p>8</text:p>
          </table:table-cell>
          <table:table-cell office:value-type="float" office:value="8" table:style-name="ce130">
            <text:p>8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8" table:style-name="ce160">
            <text:p>8</text:p>
          </table:table-cell>
          <table:table-cell office:value-type="float" office:value="8" table:style-name="ce159">
            <text:p>8</text:p>
          </table:table-cell>
          <table:table-cell office:value-type="float" office:value="926" table:content-validation-name="val2" table:style-name="ce168">
            <text:p>926</text:p>
          </table:table-cell>
          <table:table-cell office:value-type="float" office:value="836" table:content-validation-name="val2" table:style-name="ce154">
            <text:p>836</text:p>
          </table:table-cell>
          <table:table-cell office:value-type="currency" office:value="1796854.5200000014" table:content-validation-name="val1" table:style-name="ce19">
            <text:p>£1,796,854.52</text:p>
          </table:table-cell>
          <table:table-cell office:value-type="currency" office:value="10535.789999999983" table:content-validation-name="val1" table:style-name="ce20">
            <text:p>£10,535.79</text:p>
          </table:table-cell>
          <table:table-cell table:content-validation-name="val1" table:style-name="ce20"/>
          <table:table-cell office:value-type="currency" office:value="109716.64" table:content-validation-name="val1" table:style-name="ce20">
            <text:p>£109,716.64</text:p>
          </table:table-cell>
          <table:table-cell office:value-type="currency" office:value="361963.53000000236" table:content-validation-name="val1" table:style-name="ce20">
            <text:p>£361,963.53</text:p>
          </table:table-cell>
          <table:table-cell office:value-type="currency" office:value="179629.58999999939" table:content-validation-name="val1" table:style-name="ce20">
            <text:p>£179,629.59</text:p>
          </table:table-cell>
          <table:table-cell office:value-type="currency" office:value="2458700.0699999998" table:style-name="ce10">
            <text:p>£2,458,700.07</text:p>
          </table:table-cell>
          <table:table-cell office:value-type="currency" office:value="58790" table:content-validation-name="val1" table:style-name="ce22">
            <text:p>£58,790.00</text:p>
          </table:table-cell>
          <table:table-cell office:value-type="currency" office:value="4414" table:content-validation-name="val1" table:style-name="ce22">
            <text:p>£4,414.00</text:p>
          </table:table-cell>
          <table:table-cell office:value-type="currency" office:value="63204" table:style-name="ce10">
            <text:p>£63,204.00</text:p>
          </table:table-cell>
          <table:table-cell office:value-type="currency" office:value="2521904.0699999998" table:style-name="ce12">
            <text:p>£2,521,904.07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204" table:style-name="ce31">
            <text:p>204</text:p>
          </table:table-cell>
          <table:table-cell office:value-type="float" office:value="201.93" table:style-name="ce49">
            <text:p>201.93</text:p>
          </table:table-cell>
          <table:table-cell office:value-type="float" office:value="442" table:style-name="ce51">
            <text:p>442</text:p>
          </table:table-cell>
          <table:table-cell office:value-type="float" office:value="434.19" table:style-name="ce59">
            <text:p>434.19</text:p>
          </table:table-cell>
          <table:table-cell office:value-type="float" office:value="215" table:style-name="ce61">
            <text:p>215</text:p>
          </table:table-cell>
          <table:table-cell office:value-type="float" office:value="211.03" table:style-name="ce60">
            <text:p>211.03</text:p>
          </table:table-cell>
          <table:table-cell office:value-type="float" office:value="43" table:style-name="ce70">
            <text:p>43</text:p>
          </table:table-cell>
          <table:table-cell office:value-type="float" office:value="43" table:style-name="ce71">
            <text:p>43</text:p>
          </table:table-cell>
          <table:table-cell office:value-type="float" office:value="6" table:style-name="ce72">
            <text:p>6</text:p>
          </table:table-cell>
          <table:table-cell office:value-type="float" office:value="6" table:style-name="ce93">
            <text:p>6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910" table:content-validation-name="val2" table:style-name="ce101">
            <text:p>910</text:p>
          </table:table-cell>
          <table:table-cell office:value-type="float" office:value="896" table:content-validation-name="val2" table:style-name="ce99">
            <text:p>896</text:p>
          </table:table-cell>
          <table:table-cell office:value-type="float" office:value="94" table:style-name="ce121">
            <text:p>94</text:p>
          </table:table-cell>
          <table:table-cell office:value-type="float" office:value="93.32" table:style-name="ce125">
            <text:p>93.32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8" table:style-name="ce133">
            <text:p>8</text:p>
          </table:table-cell>
          <table:table-cell office:value-type="float" office:value="8" table:style-name="ce132">
            <text:p>8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2" table:style-name="ce160">
            <text:p>102</text:p>
          </table:table-cell>
          <table:table-cell office:value-type="float" office:value="101.32" table:style-name="ce165">
            <text:p>101.32</text:p>
          </table:table-cell>
          <table:table-cell office:value-type="float" office:value="1012" table:content-validation-name="val2" table:style-name="ce168">
            <text:p>1,012</text:p>
          </table:table-cell>
          <table:table-cell office:value-type="float" office:value="997" table:content-validation-name="val2" table:style-name="ce170">
            <text:p>997</text:p>
          </table:table-cell>
          <table:table-cell office:value-type="currency" office:value="2475919.0499999998" table:content-validation-name="val1" table:style-name="ce19">
            <text:p>£2,475,919.05</text:p>
          </table:table-cell>
          <table:table-cell office:value-type="currency" office:value="116819.81999999999" table:content-validation-name="val1" table:style-name="ce20">
            <text:p>£116,819.82</text:p>
          </table:table-cell>
          <table:table-cell table:content-validation-name="val1" table:style-name="ce20"/>
          <table:table-cell office:value-type="currency" office:value="35321" table:content-validation-name="val1" table:style-name="ce20">
            <text:p>£35,321.00</text:p>
          </table:table-cell>
          <table:table-cell office:value-type="currency" office:value="507440.7" table:content-validation-name="val1" table:style-name="ce20">
            <text:p>£507,440.70</text:p>
          </table:table-cell>
          <table:table-cell office:value-type="currency" office:value="274982.09999999998" table:content-validation-name="val1" table:style-name="ce20">
            <text:p>£274,982.10</text:p>
          </table:table-cell>
          <table:table-cell office:value-type="currency" office:value="3410482.67" table:style-name="ce10">
            <text:p>£3,410,482.67</text:p>
          </table:table-cell>
          <table:table-cell office:value-type="currency" office:value="362364" table:content-validation-name="val1" table:style-name="ce22">
            <text:p>£362,364.00</text:p>
          </table:table-cell>
          <table:table-cell office:value-type="currency" office:value="0" table:content-validation-name="val1" table:style-name="ce22">
            <text:p>£0.00</text:p>
          </table:table-cell>
          <table:table-cell office:value-type="currency" office:value="362364" table:style-name="ce10">
            <text:p>£362,364.00</text:p>
          </table:table-cell>
          <table:table-cell office:value-type="currency" office:value="3772846.67" table:style-name="ce12">
            <text:p>£3,772,846.67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36">
            <text:p>Home Office</text:p>
          </table:table-cell>
          <table:table-cell office:value-type="float" office:value="8" table:style-name="ce38">
            <text:p>8</text:p>
          </table:table-cell>
          <table:table-cell office:value-type="float" office:value="6.17" table:style-name="ce40">
            <text:p>6.17</text:p>
          </table:table-cell>
          <table:table-cell office:value-type="float" office:value="7" table:style-name="ce43">
            <text:p>7</text:p>
          </table:table-cell>
          <table:table-cell office:value-type="float" office:value="6.4" table:style-name="ce62">
            <text:p>6.4</text:p>
          </table:table-cell>
          <table:table-cell office:value-type="float" office:value="41" table:style-name="ce63">
            <text:p>41</text:p>
          </table:table-cell>
          <table:table-cell office:value-type="float" office:value="40.799999999999997" table:style-name="ce64">
            <text:p>40.8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0.8" table:style-name="ce96">
            <text:p>0.8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58" table:content-validation-name="val2" table:style-name="ce101">
            <text:p>58</text:p>
          </table:table-cell>
          <table:table-cell office:value-type="float" office:value="55" table:content-validation-name="val2" table:style-name="ce100">
            <text:p>55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8" table:content-validation-name="val2" table:style-name="ce168">
            <text:p>58</text:p>
          </table:table-cell>
          <table:table-cell office:value-type="float" office:value="55" table:content-validation-name="val2" table:style-name="ce169">
            <text:p>55</text:p>
          </table:table-cell>
          <table:table-cell office:value-type="currency" office:value="159882" table:content-validation-name="val1" table:style-name="ce19">
            <text:p>£159,882.00</text:p>
          </table:table-cell>
          <table:table-cell office:value-type="currency" office:value="2234" table:content-validation-name="val1" table:style-name="ce20">
            <text:p>£2,234.00</text:p>
          </table:table-cell>
          <table:table-cell table:content-validation-name="val1" table:style-name="ce20"/>
          <table:table-cell table:content-validation-name="val1" table:style-name="ce20"/>
          <table:table-cell office:value-type="currency" office:value="32934" table:content-validation-name="val1" table:style-name="ce20">
            <text:p>£32,934.00</text:p>
          </table:table-cell>
          <table:table-cell office:value-type="currency" office:value="17055" table:content-validation-name="val1" table:style-name="ce20">
            <text:p>£17,055.00</text:p>
          </table:table-cell>
          <table:table-cell office:value-type="currency" office:value="212105" table:style-name="ce10">
            <text:p>£212,105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2105" table:style-name="ce12">
            <text:p>£212,105.00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36" table:style-name="ce37">
            <text:p>36</text:p>
          </table:table-cell>
          <table:table-cell office:value-type="float" office:value="33.770000000000003" table:style-name="ce39">
            <text:p>33.77</text:p>
          </table:table-cell>
          <table:table-cell office:value-type="float" office:value="75" table:style-name="ce44">
            <text:p>75</text:p>
          </table:table-cell>
          <table:table-cell office:value-type="float" office:value="74.75" table:style-name="ce65">
            <text:p>74.75</text:p>
          </table:table-cell>
          <table:table-cell office:value-type="float" office:value="48" table:style-name="ce67">
            <text:p>48</text:p>
          </table:table-cell>
          <table:table-cell office:value-type="float" office:value="45.4" table:style-name="ce66">
            <text:p>45.4</text:p>
          </table:table-cell>
          <table:table-cell office:value-type="float" office:value="28" table:style-name="ce84">
            <text:p>28</text:p>
          </table:table-cell>
          <table:table-cell office:value-type="float" office:value="28" table:style-name="ce82">
            <text:p>28</text:p>
          </table:table-cell>
          <table:table-cell office:value-type="float" office:value="4" table:style-name="ce83">
            <text:p>4</text:p>
          </table:table-cell>
          <table:table-cell office:value-type="float" office:value="4" table:style-name="ce102">
            <text:p>4</text:p>
          </table:table-cell>
          <table:table-cell office:value-type="float" office:value="6" table:style-name="ce89">
            <text:p>6</text:p>
          </table:table-cell>
          <table:table-cell office:value-type="float" office:value="1.27" table:style-name="ce91">
            <text:p>1.27</text:p>
          </table:table-cell>
          <table:table-cell office:value-type="float" office:value="197" table:content-validation-name="val2" table:style-name="ce101">
            <text:p>197</text:p>
          </table:table-cell>
          <table:table-cell office:value-type="float" office:value="187" table:content-validation-name="val2" table:style-name="ce110">
            <text:p>187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3">
            <text:p>8</text:p>
          </table:table-cell>
          <table:table-cell office:value-type="float" office:value="3" table:style-name="ce136">
            <text:p>3</text:p>
          </table:table-cell>
          <table:table-cell office:value-type="float" office:value="2.6" table:style-name="ce137">
            <text:p>2.6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9" table:style-name="ce174">
            <text:p>9</text:p>
          </table:table-cell>
          <table:table-cell office:value-type="float" office:value="5.3" table:style-name="ce173">
            <text:p>5.3</text:p>
          </table:table-cell>
          <table:table-cell office:value-type="float" office:value="20" table:style-name="ce160">
            <text:p>20</text:p>
          </table:table-cell>
          <table:table-cell office:value-type="float" office:value="15.9" table:style-name="ce172">
            <text:p>15.90</text:p>
          </table:table-cell>
          <table:table-cell office:value-type="float" office:value="217" table:content-validation-name="val2" table:style-name="ce168">
            <text:p>217</text:p>
          </table:table-cell>
          <table:table-cell office:value-type="float" office:value="203" table:content-validation-name="val2" table:style-name="ce171">
            <text:p>203</text:p>
          </table:table-cell>
          <table:table-cell office:value-type="currency" office:value="541224.79" table:content-validation-name="val1" table:style-name="ce20">
            <text:p>£541,224.79</text:p>
          </table:table-cell>
          <table:table-cell office:value-type="currency" office:value="63612.41" table:content-validation-name="val1" table:style-name="ce20">
            <text:p>£63,612.41</text:p>
          </table:table-cell>
          <table:table-cell office:value-type="currency" office:value="1950" table:content-validation-name="val1" table:style-name="ce20">
            <text:p>£1,950.00</text:p>
          </table:table-cell>
          <table:table-cell office:value-type="currency" office:value="8732.42" table:content-validation-name="val1" table:style-name="ce20">
            <text:p>£8,732.42</text:p>
          </table:table-cell>
          <table:table-cell office:value-type="currency" office:value="15647.14" table:content-validation-name="val1" table:style-name="ce20">
            <text:p>£15,647.14</text:p>
          </table:table-cell>
          <table:table-cell office:value-type="currency" office:value="65066.84" table:content-validation-name="val1" table:style-name="ce20">
            <text:p>£65,066.84</text:p>
          </table:table-cell>
          <table:table-cell office:value-type="currency" office:value="696233.6" table:style-name="ce10">
            <text:p>£696,233.60</text:p>
          </table:table-cell>
          <table:table-cell office:value-type="currency" office:value="98512.83" table:content-validation-name="val1" table:style-name="ce22">
            <text:p>£98,512.83</text:p>
          </table:table-cell>
          <table:table-cell office:value-type="currency" office:value="152187.6" table:content-validation-name="val1" table:style-name="ce22">
            <text:p>£152,187.60</text:p>
          </table:table-cell>
          <table:table-cell office:value-type="currency" office:value="250700.43" table:style-name="ce10">
            <text:p>£250,700.43</text:p>
          </table:table-cell>
          <table:table-cell office:value-type="currency" office:value="946934.03" table:style-name="ce12">
            <text:p>£946,934.03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" table:style-name="ce42">
            <text:p>6</text:p>
          </table:table-cell>
          <table:table-cell office:value-type="float" office:value="5.5" table:style-name="ce41">
            <text:p>5.5</text:p>
          </table:table-cell>
          <table:table-cell office:value-type="float" office:value="9" table:style-name="ce45">
            <text:p>9</text:p>
          </table:table-cell>
          <table:table-cell office:value-type="float" office:value="8.06" table:style-name="ce68">
            <text:p>8.06</text:p>
          </table:table-cell>
          <table:table-cell office:value-type="float" office:value="54" table:style-name="ce46">
            <text:p>54</text:p>
          </table:table-cell>
          <table:table-cell office:value-type="float" office:value="52.82" table:style-name="ce69">
            <text:p>52.82</text:p>
          </table:table-cell>
          <table:table-cell office:value-type="float" office:value="3" table:style-name="ce85">
            <text:p>3</text:p>
          </table:table-cell>
          <table:table-cell office:value-type="float" office:value="2.59" table:style-name="ce86">
            <text:p>2.59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73" table:content-validation-name="val2" table:style-name="ce109">
            <text:p>73</text:p>
          </table:table-cell>
          <table:table-cell office:value-type="float" office:value="70" table:content-validation-name="val2" table:style-name="ce109">
            <text:p>7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73" table:content-validation-name="val2" table:style-name="ce167">
            <text:p>73</text:p>
          </table:table-cell>
          <table:table-cell office:value-type="float" office:value="70" table:content-validation-name="val2" table:style-name="ce167">
            <text:p>70</text:p>
          </table:table-cell>
          <table:table-cell office:value-type="currency" office:value="179968.99" table:formula="msoxl:=178325.19+429+1214.8" table:content-validation-name="val1" table:style-name="ce19">
            <text:p>£179,968.99</text:p>
          </table:table-cell>
          <table:table-cell office:value-type="currency" office:value="9009.73" table:formula="msoxl:=7482.74+1526.99" table:content-validation-name="val1" table:style-name="ce20">
            <text:p>£9,009.73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0" table:content-validation-name="val1" table:style-name="ce20">
            <text:p>£0.00</text:p>
          </table:table-cell>
          <table:table-cell office:value-type="currency" office:value="38039.29" table:content-validation-name="val1" table:style-name="ce20">
            <text:p>£38,039.29</text:p>
          </table:table-cell>
          <table:table-cell office:value-type="currency" office:value="21285.54" table:content-validation-name="val1" table:style-name="ce20">
            <text:p>£21,285.54</text:p>
          </table:table-cell>
          <table:table-cell office:value-type="currency" office:value="248303.55" table:style-name="ce10">
            <text:p>£248,303.55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48303.55" table:style-name="ce12">
            <text:p>£248,303.55</text:p>
          </table:table-cell>
          <table:table-cell table:content-validation-name="val2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number:currency-style style:name="N63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style style:name="cf7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9-20T09:55:43Z</dc:date>
  </office:meta>
</office:document-meta>
</file>